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a3a1" officeooo:paragraph-rsid="0010a3a1"/>
    </style:style>
    <style:style style:name="P2" style:family="paragraph" style:parent-style-name="Standard">
      <style:text-properties officeooo:paragraph-rsid="0010a3a1"/>
    </style:style>
    <style:style style:name="P3" style:family="paragraph" style:parent-style-name="Standard">
      <style:text-properties officeooo:rsid="00141f93" officeooo:paragraph-rsid="00141f93"/>
    </style:style>
    <style:style style:name="P4" style:family="paragraph" style:parent-style-name="Standard">
      <style:text-properties officeooo:paragraph-rsid="00141f93"/>
    </style:style>
    <style:style style:name="P5" style:family="paragraph" style:parent-style-name="Standard">
      <style:text-properties officeooo:rsid="0016157f" officeooo:paragraph-rsid="0016157f"/>
    </style:style>
    <style:style style:name="P6" style:family="paragraph" style:parent-style-name="Standard">
      <style:text-properties officeooo:paragraph-rsid="0016157f"/>
    </style:style>
    <style:style style:name="P7" style:family="paragraph" style:parent-style-name="Standard">
      <style:text-properties officeooo:rsid="00161d3b" officeooo:paragraph-rsid="00161d3b"/>
    </style:style>
    <style:style style:name="P8" style:family="paragraph" style:parent-style-name="Standard">
      <style:text-properties officeooo:rsid="00161d3b" officeooo:paragraph-rsid="00162e6e"/>
    </style:style>
    <style:style style:name="P9" style:family="paragraph" style:parent-style-name="Standard">
      <style:text-properties officeooo:paragraph-rsid="00161d3b"/>
    </style:style>
    <style:style style:name="P10" style:family="paragraph" style:parent-style-name="Standard">
      <style:text-properties officeooo:rsid="0019257e" officeooo:paragraph-rsid="0019257e"/>
    </style:style>
    <style:style style:name="P11" style:family="paragraph" style:parent-style-name="Standard">
      <style:text-properties officeooo:paragraph-rsid="0019257e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officeooo:rsid="001b14b3" officeooo:paragraph-rsid="001b14b3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Consolas" fo:font-size="10pt" style:font-size-asian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bf5f3f" style:font-name="Consolas" fo:font-size="10pt" style:font-size-asian="10pt"/>
    </style:style>
    <style:style style:name="P19" style:family="paragraph" style:parent-style-name="Standard">
      <style:text-properties officeooo:rsid="00141f93" officeooo:paragraph-rsid="00141f93"/>
    </style:style>
    <style:style style:name="P20" style:family="paragraph" style:parent-style-name="Standard">
      <style:text-properties style:font-name="Consolas" fo:font-size="10pt" officeooo:paragraph-rsid="00141f93" style:font-size-asian="10pt"/>
    </style:style>
    <style:style style:name="P21" style:family="paragraph" style:parent-style-name="Standard">
      <style:text-properties fo:color="#008080" style:font-name="Consolas" fo:font-size="10pt" officeooo:rsid="00141f93" officeooo:paragraph-rsid="00141f93" style:font-size-asian="10pt"/>
    </style:style>
    <style:style style:name="P22" style:family="paragraph" style:parent-style-name="Standard">
      <style:text-properties fo:color="#008080" style:font-name="Consolas" fo:font-size="10pt" officeooo:rsid="00161d3b" officeooo:paragraph-rsid="00162e6e" style:font-size-asian="10pt"/>
    </style:style>
    <style:style style:name="P23" style:family="paragraph" style:parent-style-name="Standard">
      <style:text-properties fo:color="#008080" style:font-name="Consolas" fo:font-size="10pt" officeooo:rsid="00161d3b" officeooo:paragraph-rsid="00161d3b" style:font-size-asian="10pt"/>
    </style:style>
    <style:style style:name="P24" style:family="paragraph" style:parent-style-name="Standard">
      <style:text-properties fo:color="#008080" style:font-name="Consolas" fo:font-size="10pt" officeooo:rsid="0019257e" officeooo:paragraph-rsid="0019257e" style:font-size-asian="10pt"/>
    </style:style>
    <style:style style:name="T1" style:family="text">
      <style:text-properties fo:color="#008080" style:font-name="Consolas" fo:font-size="10pt" style:font-size-asian="10pt"/>
    </style:style>
    <style:style style:name="T2" style:family="text">
      <style:text-properties fo:color="#008080" style:font-name="Consolas" fo:font-size="10pt" officeooo:rsid="000edaef" style:font-size-asian="10pt"/>
    </style:style>
    <style:style style:name="T3" style:family="text">
      <style:text-properties fo:color="#008080" style:font-name="Consolas" fo:font-size="10pt" officeooo:rsid="00161d3b" style:font-size-asian="10pt"/>
    </style:style>
    <style:style style:name="T4" style:family="text">
      <style:text-properties fo:color="#008080" style:font-name="Consolas" fo:font-size="10pt" officeooo:rsid="001ab1df" style:font-size-asian="10pt"/>
    </style:style>
    <style:style style:name="T5" style:family="text">
      <style:text-properties fo:color="#008080" style:font-name="Consolas" fo:font-size="10pt" style:text-underline-style="solid" style:text-underline-width="auto" style:text-underline-color="font-color" style:font-size-asian="10pt"/>
    </style:style>
    <style:style style:name="T6" style:family="text">
      <style:text-properties fo:color="#3f7f7f" style:font-name="Consolas" fo:font-size="10pt" fo:background-color="#d4d4d4" loext:char-shading-value="0" style:font-size-asian="10pt"/>
    </style:style>
    <style:style style:name="T7" style:family="text">
      <style:text-properties fo:color="#3f7f7f" style:font-name="Consolas" fo:font-size="10pt" style:font-size-asian="10pt"/>
    </style:style>
    <style:style style:name="T8" style:family="text">
      <style:text-properties fo:color="#3f7f7f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style:font-name="Consolas" fo:font-size="10pt" style:font-size-asian="10pt"/>
    </style:style>
    <style:style style:name="T10" style:family="text">
      <style:text-properties style:font-name="Consolas" fo:font-size="10pt" officeooo:rsid="0010a3a1" style:font-size-asian="10pt"/>
    </style:style>
    <style:style style:name="T11" style:family="text">
      <style:text-properties fo:color="#7f007f" style:font-name="Consolas" fo:font-size="10pt" style:font-size-asian="10pt"/>
    </style:style>
    <style:style style:name="T12" style:family="text">
      <style:text-properties fo:color="#7f007f" style:font-name="Consolas" fo:font-size="10pt" style:text-underline-style="solid" style:text-underline-width="auto" style:text-underline-color="font-color" style:font-size-asian="10pt"/>
    </style:style>
    <style:style style:name="T13" style:family="text">
      <style:text-properties fo:color="#000000" style:font-name="Consolas" fo:font-size="10pt" style:font-size-asian="10pt"/>
    </style:style>
    <style:style style:name="T14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5" style:family="text">
      <style:text-properties fo:color="#2a00ff" style:font-name="Consolas" fo:font-size="10pt" fo:font-style="italic" style:font-size-asian="10pt" style:font-style-asian="italic"/>
    </style:style>
    <style:style style:name="T16" style:family="text">
      <style:text-properties fo:color="#2a00ff"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17" style:family="text">
      <style:text-properties fo:color="#2a00ff" style:font-name="Consolas" fo:font-size="10pt" style:font-size-asian="10pt"/>
    </style:style>
    <style:style style:name="T18" style:family="text">
      <style:text-properties fo:color="#bf5f3f" style:font-name="Consolas" fo:font-size="10pt" style:font-size-asian="10pt"/>
    </style:style>
    <style:style style:name="T19" style:family="text">
      <style:text-properties fo:color="#7f0055" style:font-name="Consolas" fo:font-size="10pt" fo:font-weight="bold" style:font-size-asian="10pt" style:font-weight-asian="bold"/>
    </style:style>
    <style:style style:name="T20" style:family="text">
      <style:text-properties officeooo:rsid="0010a3a1"/>
    </style:style>
    <style:style style:name="T21" style:family="text">
      <style:text-properties fo:color="#808080" style:font-name="Consolas" fo:font-size="10pt" style:font-size-asian="10pt"/>
    </style:style>
    <style:style style:name="T22" style:family="text">
      <style:text-properties fo:color="#3f7f5f" style:font-name="Consolas" fo:font-size="10pt" style:font-size-asian="10pt"/>
    </style:style>
    <style:style style:name="T23" style:family="text">
      <style:text-properties officeooo:rsid="0016157f"/>
    </style:style>
    <style:style style:name="T24" style:family="text">
      <style:text-properties officeooo:rsid="001ab1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h</text:span><text:span text:style-name="T2">1.</text:span><text:span text:style-name="T1">Create a web application to create a </text:span><text:span text:style-name="T14">jsp</text:span><text:span text:style-name="T9"> page named index.jsp with the given screen design.</text:span></text:p>
      <text:p text:style-name="P12"><text:span text:style-name="T9">When u click the show button , </text:span><text:span text:style-name="T14">dispaly</text:span><text:span text:style-name="T9"> the name attached with Welcome User .. in the same page.</text:span></text:p>
      <text:p text:style-name="P13">Use control name as "name"</text:p>
      <text:p text:style-name="P13"/>
      <text:p text:style-name="P12"><text:span text:style-name="T9">Note : Use only JSP files for this application (</text:span><text:span text:style-name="T14">Dont</text:span><text:span text:style-name="T9"> use </text:span><text:span text:style-name="T14">Servlet</text:span><text:span text:style-name="T9"> or HTML). Because in JSP we can include HTML and Java Code together.</text:span></text:p>
      <text:p text:style-name="P13">JSP is used for dynamic web pages..</text:p>
      <text:p text:style-name="P16"/>
      <text:p text:style-name="P16"/>
      <text:p text:style-name="P12"><text:span text:style-name="T1">&lt;</text:span><text:span text:style-name="T6">body</text:span><text:span text:style-name="T1">&gt;</text:span></text:p>
      <text:p text:style-name="P12"><text:span text:style-name="T1">&lt;</text:span><text:span text:style-name="T7">form</text:span><text:span text:style-name="T9"> </text:span><text:span text:style-name="T11">action</text:span><text:span text:style-name="T13">=</text:span><text:span text:style-name="T15">"index.jsp"</text:span><text:span text:style-name="T1">&gt;</text:span></text:p>
      <text:p text:style-name="P12"><text:span text:style-name="T13">Enter name</text:span><text:span text:style-name="T1">&lt;</text:span><text:span text:style-name="T7">input</text:span><text:span text:style-name="T9"> </text:span><text:span text:style-name="T11">type</text:span><text:span text:style-name="T13">=</text:span><text:span text:style-name="T15">"text"</text:span><text:span text:style-name="T9"> </text:span><text:span text:style-name="T11">name</text:span><text:span text:style-name="T13">=</text:span><text:span text:style-name="T15">"name"</text:span><text:span text:style-name="T1">&gt;</text:span></text:p>
      <text:p text:style-name="P12"><text:span text:style-name="T1">&lt;</text:span><text:span text:style-name="T7">input</text:span><text:span text:style-name="T9"> </text:span><text:span text:style-name="T11">type</text:span><text:span text:style-name="T13">=</text:span><text:span text:style-name="T15">"submit"</text:span><text:span text:style-name="T9"> </text:span><text:span text:style-name="T11">value</text:span><text:span text:style-name="T13">=</text:span><text:span text:style-name="T15">"Show"</text:span><text:span text:style-name="T1">&gt;</text:span></text:p>
      <text:p text:style-name="P13"/>
      <text:p text:style-name="P12"><text:span text:style-name="T18">&lt;%</text:span><text:span text:style-name="T13"> <text:s/></text:span></text:p>
      <text:p text:style-name="P12"><text:span text:style-name="T13">String name=request.getParameter(</text:span><text:span text:style-name="T17">"name"</text:span><text:span text:style-name="T13">); <text:s/></text:span></text:p>
      <text:p text:style-name="P12"><text:span text:style-name="T13">out.print(</text:span><text:span text:style-name="T17">"welcome user "</text:span><text:span text:style-name="T13">+name); <text:s/></text:span></text:p>
      <text:p text:style-name="P12"><text:span text:style-name="T18">%&gt;</text:span><text:span text:style-name="T13"> <text:s/></text:span></text:p>
      <text:p text:style-name="P13"><text:s/><text:span text:style-name="T24">nnnn21\</text:span></text:p>
      <text:p text:style-name="P15">\</text:p>
      <text:p text:style-name="P15"><text:s/></text:p>
      <text:p text:style-name="P12"><text:span text:style-name="T1">&lt;/</text:span><text:span text:style-name="T7">form</text:span><text:span text:style-name="T1">&gt;</text:span></text:p>
      <text:p text:style-name="P12"><text:span text:style-name="T1">&lt;/</text:span><text:span text:style-name="T6">body</text:span><text:span text:style-name="T1">&gt;</text:span></text:p>
      <text:p text:style-name="Standard"/>
      <text:p text:style-name="Standard"/>
      <text:p text:style-name="P12"><text:span text:style-name="T10">2.</text:span><text:span text:style-name="T9">Create a web application to create a </text:span><text:span text:style-name="T14">jsp</text:span><text:span text:style-name="T9"> page named login.jsp with the given screen design.</text:span></text:p>
      <text:p text:style-name="P12"><text:span text:style-name="T9">If the </text:span><text:span text:style-name="T14">username</text:span><text:span text:style-name="T9"> and password is "</text:span><text:span text:style-name="T14">sa</text:span><text:span text:style-name="T9">" and "pass" display valid user ..else invalid user..</text:span></text:p>
      <text:p text:style-name="P12"><text:span text:style-name="T9">Use control names as "</text:span><text:span text:style-name="T14">username</text:span><text:span text:style-name="T9">" and "password"</text:span></text:p>
      <text:p text:style-name="P13"/>
      <text:p text:style-name="P13">Note : Refer Sample Screens</text:p>
      <text:p text:style-name="P13"/>
      <text:p text:style-name="P12"><text:span text:style-name="T9">Note : Use only JSP files for this application (</text:span><text:span text:style-name="T14">Dont</text:span><text:span text:style-name="T9"> use </text:span><text:span text:style-name="T14">Servlet</text:span><text:span text:style-name="T9"> or HTML). Because in JSP we can include HTML and Java Code together.JSP is used for dynamic web pages..</text:span></text:p>
      <text:p text:style-name="P13"/>
      <text:p text:style-name="P13"/>
      <text:p text:style-name="P12"><text:span text:style-name="T6">body</text:span><text:span text:style-name="T1">&gt;</text:span></text:p>
      <text:p text:style-name="P17">Hello JSP</text:p>
      <text:p text:style-name="P13"/>
      <text:p text:style-name="P12"><text:span text:style-name="T1">&lt;</text:span><text:span text:style-name="T7">FORM</text:span><text:span text:style-name="T9"> </text:span><text:span text:style-name="T11">action</text:span><text:span text:style-name="T13">=</text:span><text:span text:style-name="T15">"index.jsp"</text:span><text:span text:style-name="T9"> </text:span><text:span text:style-name="T11">METHOD</text:span><text:span text:style-name="T13">=</text:span><text:span text:style-name="T15">"POST"</text:span><text:span text:style-name="T1">&gt;</text:span></text:p>
      <text:p text:style-name="P12"><text:span text:style-name="T13"><text:s text:c="12"/>Login name:</text:span><text:span text:style-name="T1">&lt;</text:span><text:span text:style-name="T7">INPUT</text:span><text:span text:style-name="T9"> </text:span><text:span text:style-name="T11">TYPE</text:span><text:span text:style-name="T13">=</text:span><text:span text:style-name="T15">"TEXT"</text:span><text:span text:style-name="T9"> </text:span><text:span text:style-name="T11">NAME</text:span><text:span text:style-name="T13">=</text:span><text:span text:style-name="T15">"username"</text:span><text:span text:style-name="T1">&gt;&lt;</text:span><text:span text:style-name="T7">br</text:span><text:span text:style-name="T1">&gt;</text:span></text:p>
      <text:p text:style-name="P12"><text:span text:style-name="T13"><text:s text:c="12"/>Password:</text:span><text:span text:style-name="T1">&lt;</text:span><text:span text:style-name="T7">input</text:span><text:span text:style-name="T9"> </text:span><text:span text:style-name="T11">type</text:span><text:span text:style-name="T13">=</text:span><text:span text:style-name="T15">"password"</text:span><text:span text:style-name="T9"> </text:span><text:span text:style-name="T11">name</text:span><text:span text:style-name="T13">=</text:span><text:span text:style-name="T15">"password"</text:span><text:span text:style-name="T1">&gt;</text:span></text:p>
      <text:p text:style-name="P17"><text:s text:c="12"/></text:p>
      <text:p text:style-name="P12"><text:span text:style-name="T13"><text:s text:c="12"/></text:span><text:span text:style-name="T1">&lt;</text:span><text:span text:style-name="T7">INPUT</text:span><text:span text:style-name="T9"> </text:span><text:span text:style-name="T11">TYPE</text:span><text:span text:style-name="T13">=</text:span><text:span text:style-name="T15">"SUBMIT"</text:span><text:span text:style-name="T9"> </text:span><text:span text:style-name="T11">value</text:span><text:span text:style-name="T13">=</text:span><text:span text:style-name="T15">"Login"</text:span><text:span text:style-name="T9"> </text:span><text:span text:style-name="T1">&gt;</text:span></text:p>
      <text:p text:style-name="P12"><text:span text:style-name="T1">&lt;/</text:span><text:span text:style-name="T7">FORM</text:span><text:span text:style-name="T1">&gt;</text:span></text:p>
      <text:p text:style-name="P13"/>
      <text:p text:style-name="P18">&lt;%</text:p>
      <text:p text:style-name="P13"/>
      <text:p text:style-name="P12"><text:span text:style-name="T13"><text:tab/></text:span><text:span text:style-name="T19">if</text:span><text:span text:style-name="T13">(request.getParameter(</text:span><text:span text:style-name="T17">"username"</text:span><text:span text:style-name="T13">)!=</text:span><text:span text:style-name="T19">null</text:span><text:span text:style-name="T13"> &amp;&amp; request.getParameter(</text:span><text:span text:style-name="T17">"username"</text:span><text:span text:style-name="T13">).equals(</text:span><text:span text:style-name="T17">"sa"</text:span><text:span text:style-name="T13">) &amp;&amp; request.getParameter(</text:span><text:span text:style-name="T17">"password"</text:span><text:span text:style-name="T13">) != </text:span><text:span text:style-name="T19">null</text:span><text:span text:style-name="T13"> &amp;&amp;request.getParameter(</text:span><text:span text:style-name="T17">"password"</text:span><text:span text:style-name="T13">).equals(</text:span><text:span text:style-name="T17">"pass"</text:span><text:span text:style-name="T13">))</text:span></text:p>
      <text:p text:style-name="P12"><text:span text:style-name="T13"><text:tab/><text:tab/>out.println(</text:span><text:span text:style-name="T17">" valid User "</text:span><text:span text:style-name="T13">) ; </text:span></text:p>
      <text:p text:style-name="P12"><text:span text:style-name="T13"><text:tab/></text:span><text:span text:style-name="T19">else</text:span><text:span text:style-name="T13"> </text:span></text:p>
      <text:p text:style-name="P12"><text:span text:style-name="T13"><text:tab/><text:tab/>out.println(</text:span><text:span text:style-name="T17">"Invalid user"</text:span><text:span text:style-name="T13">);</text:span></text:p>
      <text:p text:style-name="P13"/>
      <text:p text:style-name="P18"><text:soft-page-break/>%&gt;</text:p>
      <text:p text:style-name="P12"><text:span text:style-name="T1">&lt;/</text:span><text:span text:style-name="T6">body</text:span><text:span text:style-name="T1">&gt;</text:span></text:p>
      <text:p text:style-name="P2"><text:span text:style-name="T20">3.</text:span><text:span text:style-name="T9">Create a web application to create a </text:span><text:span text:style-name="T14">jsp</text:span><text:span text:style-name="T9"> page named login.jsp with the given screen design.</text:span></text:p>
      <text:p text:style-name="P12"><text:span text:style-name="T9">If the </text:span><text:span text:style-name="T14">username</text:span><text:span text:style-name="T9"> and password is "</text:span><text:span text:style-name="T14">sa</text:span><text:span text:style-name="T9">" and "pass" display valid user ..else invalid user..</text:span></text:p>
      <text:p text:style-name="P13">The valid user should be displayed in Green Color and bold text.</text:p>
      <text:p text:style-name="P12"><text:span text:style-name="T9">The invalid user should be displayed in Red Color and </text:span><text:span text:style-name="T14">Itallic</text:span><text:span text:style-name="T9"> text.</text:span></text:p>
      <text:p text:style-name="P12"><text:span text:style-name="T9">Use control names as "</text:span><text:span text:style-name="T14">username</text:span><text:span text:style-name="T9">" and "password"</text:span></text:p>
      <text:p text:style-name="P13"/>
      <text:p text:style-name="P13">Note : Refer Sample Screens</text:p>
      <text:p text:style-name="P13"/>
      <text:p text:style-name="P12"><text:span text:style-name="T9">Note : Use only JSP files for this application (</text:span><text:span text:style-name="T14">Dont</text:span><text:span text:style-name="T9"> use </text:span><text:span text:style-name="T14">Servlet</text:span><text:span text:style-name="T9"> or HTML). Because in JSP we can include HTML and Java Code together.</text:span></text:p>
      <text:p text:style-name="P13">JSP is used for dynamic web pages..</text:p>
      <text:p text:style-name="P13"/>
      <text:p text:style-name="P12"><text:span text:style-name="T1">&lt;</text:span><text:span text:style-name="T7">FORM</text:span><text:span text:style-name="T9"> </text:span><text:span text:style-name="T11">action</text:span><text:span text:style-name="T13">=</text:span><text:span text:style-name="T15">"index.jsp"</text:span><text:span text:style-name="T9"> </text:span><text:span text:style-name="T11">METHOD</text:span><text:span text:style-name="T13">=</text:span><text:span text:style-name="T15">"POST"</text:span><text:span text:style-name="T1">&gt;</text:span></text:p>
      <text:p text:style-name="P12"><text:span text:style-name="T13"><text:s text:c="12"/>Login name:</text:span><text:span text:style-name="T1">&lt;</text:span><text:span text:style-name="T7">INPUT</text:span><text:span text:style-name="T9"> </text:span><text:span text:style-name="T11">TYPE</text:span><text:span text:style-name="T13">=</text:span><text:span text:style-name="T15">"TEXT"</text:span><text:span text:style-name="T9"> </text:span><text:span text:style-name="T11">NAME</text:span><text:span text:style-name="T13">=</text:span><text:span text:style-name="T15">"username"</text:span><text:span text:style-name="T1">&gt;&lt;</text:span><text:span text:style-name="T7">br</text:span><text:span text:style-name="T1">&gt;</text:span></text:p>
      <text:p text:style-name="P12"><text:span text:style-name="T13"><text:s text:c="12"/>Password:</text:span><text:span text:style-name="T1">&lt;</text:span><text:span text:style-name="T7">input</text:span><text:span text:style-name="T9"> </text:span><text:span text:style-name="T11">type</text:span><text:span text:style-name="T13">=</text:span><text:span text:style-name="T15">"password"</text:span><text:span text:style-name="T9"> </text:span><text:span text:style-name="T11">name</text:span><text:span text:style-name="T13">=</text:span><text:span text:style-name="T15">"password"</text:span><text:span text:style-name="T1">&gt;</text:span></text:p>
      <text:p text:style-name="P17"><text:s text:c="12"/></text:p>
      <text:p text:style-name="P12"><text:span text:style-name="T13"><text:s text:c="12"/></text:span><text:span text:style-name="T1">&lt;</text:span><text:span text:style-name="T7">INPUT</text:span><text:span text:style-name="T9"> </text:span><text:span text:style-name="T11">TYPE</text:span><text:span text:style-name="T13">=</text:span><text:span text:style-name="T15">"SUBMIT"</text:span><text:span text:style-name="T9"> </text:span><text:span text:style-name="T11">value</text:span><text:span text:style-name="T13">=</text:span><text:span text:style-name="T15">"Login"</text:span><text:span text:style-name="T9"> </text:span><text:span text:style-name="T1">&gt;</text:span></text:p>
      <text:p text:style-name="P12"><text:span text:style-name="T1">&lt;/</text:span><text:span text:style-name="T7">FORM</text:span><text:span text:style-name="T1">&gt;</text:span></text:p>
      <text:p text:style-name="P13"/>
      <text:p text:style-name="P18">&lt;%</text:p>
      <text:p text:style-name="P13"/>
      <text:p text:style-name="P12"><text:span text:style-name="T13"><text:tab/></text:span><text:span text:style-name="T19">if</text:span><text:span text:style-name="T13">(request.getParameter(</text:span><text:span text:style-name="T17">"username"</text:span><text:span text:style-name="T13">)!=</text:span><text:span text:style-name="T19">null</text:span><text:span text:style-name="T13"> &amp;&amp; request.getParameter(</text:span><text:span text:style-name="T17">"username"</text:span><text:span text:style-name="T13">).equals(</text:span><text:span text:style-name="T17">"sa"</text:span><text:span text:style-name="T13">) &amp;&amp; request.getParameter(</text:span><text:span text:style-name="T17">"password"</text:span><text:span text:style-name="T13">) != </text:span><text:span text:style-name="T19">null</text:span><text:span text:style-name="T13"> &amp;&amp;request.getParameter(</text:span><text:span text:style-name="T17">"password"</text:span><text:span text:style-name="T13">).equals(</text:span><text:span text:style-name="T17">"pass"</text:span><text:span text:style-name="T13">))</text:span></text:p>
      <text:p text:style-name="P12"><text:span text:style-name="T13"><text:tab/><text:tab/>out.println(</text:span><text:span text:style-name="T17">"&lt;font color=green&gt; valid User &lt;/font&gt;"</text:span><text:span text:style-name="T13"> ) ; </text:span></text:p>
      <text:p text:style-name="P12"><text:span text:style-name="T13"><text:tab/></text:span><text:span text:style-name="T19">else</text:span><text:span text:style-name="T13"> </text:span></text:p>
      <text:p text:style-name="P12"><text:span text:style-name="T13"><text:tab/><text:tab/>out.println(</text:span><text:span text:style-name="T17">"&lt;font color=red&gt;Invalid user &lt;/font&gt;"</text:span><text:span text:style-name="T13">);</text:span></text:p>
      <text:p text:style-name="P13"/>
      <text:p text:style-name="P18">%&gt;</text:p>
      <text:p text:style-name="P1"/>
      <text:p text:style-name="P3">4.</text:p>
      <text:p text:style-name="P20">Create a web application :</text:p>
      <text:p text:style-name="P13">1.Create an index.jsp page.</text:p>
      <text:p text:style-name="P13">2.Add a country dropdown list with the following values in it . [NA , India , China , Pakistan , France]</text:p>
      <text:p text:style-name="P13">3.Add a submit button named "SHOW CAPITAL".</text:p>
      <text:p text:style-name="P13">4.Show the capital when u click the submit button as Follows </text:p>
      <text:p text:style-name="P13"><text:tab/><text:tab/><text:tab/>Capital is + capital</text:p>
      <text:p text:style-name="P13"><text:tab/><text:tab/><text:tab/></text:p>
      <text:p text:style-name="P13">For example if India is selected </text:p>
      <text:p text:style-name="P13"><text:tab/><text:tab/><text:tab/>Capital is Delhi<text:tab/><text:tab/><text:tab/> </text:p>
      <text:p text:style-name="P13"/>
      <text:p text:style-name="P13">If NA is Selected then "Invalid Country".</text:p>
      <text:p text:style-name="P13"/>
      <text:p text:style-name="P13">Use control name as "country" </text:p>
      <text:p text:style-name="P13"/>
      <text:p text:style-name="P13">Note : Refer Sample Screens</text:p>
      <text:p text:style-name="P13"/>
      <text:p text:style-name="P13">Note : Use only JSP files for this application (Dont use Servlet or HTML). Because in JSP we can include HTML and Java Code together.</text:p>
      <text:p text:style-name="P13">JSP is used for dynamic web pages..</text:p>
      <text:p text:style-name="P4"/>
      <text:p text:style-name="P4"><text:span text:style-name="T18">&lt;%@</text:span><text:span text:style-name="T9"> </text:span><text:span text:style-name="T7">page</text:span><text:span text:style-name="T9"> </text:span><text:span text:style-name="T11">language</text:span><text:span text:style-name="T13">=</text:span><text:span text:style-name="T15">"java"</text:span><text:span text:style-name="T9"> </text:span><text:span text:style-name="T11">contentType</text:span><text:span text:style-name="T13">=</text:span><text:span text:style-name="T15">"text/html; charset=ISO-8859-1"</text:span></text:p>
      <text:p text:style-name="P12"><text:span text:style-name="T9"><text:s text:c="4"/></text:span><text:span text:style-name="T11">pageEncoding</text:span><text:span text:style-name="T13">=</text:span><text:span text:style-name="T15">"ISO-8859-1"</text:span><text:span text:style-name="T18">%&gt;</text:span></text:p>
      <text:p text:style-name="P12"><text:soft-page-break/><text:span text:style-name="T1">&lt;!</text:span><text:span text:style-name="T7">DOCTYPE</text:span><text:span text:style-name="T9"> </text:span><text:span text:style-name="T1">html</text:span><text:span text:style-name="T9"> </text:span><text:span text:style-name="T21">PUBLIC</text:span><text:span text:style-name="T9"> </text:span><text:span text:style-name="T1">"-//W3C//DTD HTML 4.01 Transitional//EN"</text:span><text:span text:style-name="T9"> </text:span><text:span text:style-name="T22">"http://www.w3.org/TR/html4/loose.dtd"</text:span><text:span text:style-name="T1">&gt;</text:span></text:p>
      <text:p text:style-name="P12"><text:span text:style-name="T1">&lt;</text:span><text:span text:style-name="T7">html</text:span><text:span text:style-name="T1">&gt;</text:span></text:p>
      <text:p text:style-name="P12"><text:span text:style-name="T1">&lt;</text:span><text:span text:style-name="T7">head</text:span><text:span text:style-name="T1">&gt;</text:span></text:p>
      <text:p text:style-name="P12"><text:span text:style-name="T1">&lt;</text:span><text:span text:style-name="T7">meta</text:span><text:span text:style-name="T9"> </text:span><text:span text:style-name="T11">http-equiv</text:span><text:span text:style-name="T13">=</text:span><text:span text:style-name="T15">"Content-Type"</text:span><text:span text:style-name="T9"> </text:span><text:span text:style-name="T11">content</text:span><text:span text:style-name="T13">=</text:span><text:span text:style-name="T15">"text/html; charset=ISO-8859-1"</text:span><text:span text:style-name="T1">&gt;</text:span></text:p>
      <text:p text:style-name="P12"><text:span text:style-name="T1">&lt;</text:span><text:span text:style-name="T7">title</text:span><text:span text:style-name="T1">&gt;</text:span><text:span text:style-name="T13">Insert title here</text:span><text:span text:style-name="T1">&lt;/</text:span><text:span text:style-name="T7">title</text:span><text:span text:style-name="T1">&gt;</text:span></text:p>
      <text:p text:style-name="P12"><text:span text:style-name="T1">&lt;/</text:span><text:span text:style-name="T7">head</text:span><text:span text:style-name="T1">&gt;</text:span></text:p>
      <text:p text:style-name="P12"><text:span text:style-name="T1">&lt;</text:span><text:span text:style-name="T7">body</text:span><text:span text:style-name="T1">&gt;</text:span></text:p>
      <text:p text:style-name="P12"><text:span text:style-name="T1">&lt;</text:span><text:span text:style-name="T7">form</text:span><text:span text:style-name="T9"> <text:s/></text:span><text:span text:style-name="T11">action</text:span><text:span text:style-name="T13">=</text:span><text:span text:style-name="T15">"index.jsp"</text:span><text:span text:style-name="T1">&gt;</text:span></text:p>
      <text:p text:style-name="P12"><text:span text:style-name="T13">Enter Country</text:span><text:span text:style-name="T1">&lt;</text:span><text:span text:style-name="T7">select</text:span><text:span text:style-name="T9"> </text:span><text:span text:style-name="T11">name</text:span><text:span text:style-name="T13">=</text:span><text:span text:style-name="T15">"sel"</text:span><text:span text:style-name="T1">&gt;</text:span></text:p>
      <text:p text:style-name="P12"><text:span text:style-name="T1">&lt;</text:span><text:span text:style-name="T7">option</text:span><text:span text:style-name="T9"> </text:span><text:span text:style-name="T11">value</text:span><text:span text:style-name="T13">=</text:span><text:span text:style-name="T15">"1"</text:span><text:span text:style-name="T1">&gt;</text:span><text:span text:style-name="T13">India</text:span><text:span text:style-name="T1">&lt;/</text:span><text:span text:style-name="T7">option</text:span><text:span text:style-name="T1">&gt;</text:span></text:p>
      <text:p text:style-name="P12"><text:span text:style-name="T1">&lt;</text:span><text:span text:style-name="T7">option</text:span><text:span text:style-name="T9"> </text:span><text:span text:style-name="T11">value</text:span><text:span text:style-name="T13">=</text:span><text:span text:style-name="T15">"2"</text:span><text:span text:style-name="T1">&gt;</text:span><text:span text:style-name="T13">China</text:span><text:span text:style-name="T1">&lt;/</text:span><text:span text:style-name="T7">option</text:span><text:span text:style-name="T1">&gt;</text:span></text:p>
      <text:p text:style-name="P12"><text:span text:style-name="T1">&lt;</text:span><text:span text:style-name="T7">option</text:span><text:span text:style-name="T9"> </text:span><text:span text:style-name="T11">value</text:span><text:span text:style-name="T13">=</text:span><text:span text:style-name="T15">"3"</text:span><text:span text:style-name="T1">&gt;</text:span><text:span text:style-name="T13">Pakistan</text:span><text:span text:style-name="T1">&lt;/</text:span><text:span text:style-name="T7">option</text:span><text:span text:style-name="T1">&gt;</text:span></text:p>
      <text:p text:style-name="P12"><text:span text:style-name="T1">&lt;</text:span><text:span text:style-name="T7">option</text:span><text:span text:style-name="T9"> </text:span><text:span text:style-name="T11">value</text:span><text:span text:style-name="T13">=</text:span><text:span text:style-name="T15">"4"</text:span><text:span text:style-name="T1">&gt;</text:span><text:span text:style-name="T13">France</text:span><text:span text:style-name="T1">&lt;/</text:span><text:span text:style-name="T7">option</text:span><text:span text:style-name="T1">&gt;</text:span></text:p>
      <text:p text:style-name="P12"><text:span text:style-name="T1">&lt;</text:span><text:span text:style-name="T7">option</text:span><text:span text:style-name="T9"> </text:span><text:span text:style-name="T11">value</text:span><text:span text:style-name="T13">=</text:span><text:span text:style-name="T15">"5"</text:span><text:span text:style-name="T1">&gt;</text:span><text:span text:style-name="T13">NA</text:span><text:span text:style-name="T1">&lt;/</text:span><text:span text:style-name="T7">option</text:span><text:span text:style-name="T1">&gt;</text:span></text:p>
      <text:p text:style-name="P13"/>
      <text:p text:style-name="P12"><text:span text:style-name="T1">&lt;/</text:span><text:span text:style-name="T7">select</text:span><text:span text:style-name="T1">&gt;</text:span></text:p>
      <text:p text:style-name="P12"><text:span text:style-name="T1">&lt;</text:span><text:span text:style-name="T7">br</text:span><text:span text:style-name="T1">&gt;</text:span></text:p>
      <text:p text:style-name="P12"><text:span text:style-name="T1">&lt;</text:span><text:span text:style-name="T7">input</text:span><text:span text:style-name="T9"> </text:span><text:span text:style-name="T11">type</text:span><text:span text:style-name="T13">=</text:span><text:span text:style-name="T15">"Submit"</text:span><text:span text:style-name="T9"> </text:span><text:span text:style-name="T11">value</text:span><text:span text:style-name="T13">=</text:span><text:span text:style-name="T15">"Show Capital"</text:span><text:span text:style-name="T1">&gt;</text:span></text:p>
      <text:p text:style-name="P12"><text:span text:style-name="T1">&lt;/</text:span><text:span text:style-name="T7">form</text:span><text:span text:style-name="T1">&gt;</text:span></text:p>
      <text:p text:style-name="P18">&lt;%</text:p>
      <text:p text:style-name="P12"><text:span text:style-name="T19">if</text:span><text:span text:style-name="T13"> (request.getParameter(</text:span><text:span text:style-name="T17">"sel"</text:span><text:span text:style-name="T13">) != </text:span><text:span text:style-name="T19">null</text:span><text:span text:style-name="T13">){</text:span></text:p>
      <text:p text:style-name="P12"><text:span text:style-name="T13"><text:tab/>String s=request.getParameter(</text:span><text:span text:style-name="T17">"sel"</text:span><text:span text:style-name="T13">);</text:span></text:p>
      <text:p text:style-name="P12"><text:span text:style-name="T13"><text:s text:c="4"/></text:span><text:span text:style-name="T19">int</text:span><text:span text:style-name="T13"> t=Integer.parseInt(s);</text:span></text:p>
      <text:p text:style-name="P12"><text:span text:style-name="T13"><text:tab/></text:span><text:span text:style-name="T19">switch</text:span><text:span text:style-name="T13">(t){</text:span></text:p>
      <text:p text:style-name="P12"><text:span text:style-name="T13"><text:tab/> <text:s text:c="2"/></text:span><text:span text:style-name="T19">case</text:span><text:span text:style-name="T13"> 1:</text:span></text:p>
      <text:p text:style-name="P12"><text:span text:style-name="T13"><text:tab/><text:tab/>out.print(</text:span><text:span text:style-name="T17">"Capital is Delhi"</text:span><text:span text:style-name="T13">);</text:span></text:p>
      <text:p text:style-name="P12"><text:span text:style-name="T13"><text:tab/><text:tab/></text:span><text:span text:style-name="T19">break</text:span><text:span text:style-name="T13">;</text:span></text:p>
      <text:p text:style-name="P12"><text:span text:style-name="T13"><text:tab/> <text:s text:c="2"/></text:span><text:span text:style-name="T19">case</text:span><text:span text:style-name="T13"> 2:</text:span></text:p>
      <text:p text:style-name="P12"><text:span text:style-name="T13"><text:tab/><text:tab/>out.println(</text:span><text:span text:style-name="T17">"Capital is Beijing"</text:span><text:span text:style-name="T13">);</text:span></text:p>
      <text:p text:style-name="P12"><text:span text:style-name="T13"><text:tab/><text:tab/></text:span><text:span text:style-name="T19">break</text:span><text:span text:style-name="T13">;</text:span></text:p>
      <text:p text:style-name="P12"><text:span text:style-name="T13"><text:tab/> <text:s text:c="2"/></text:span><text:span text:style-name="T19">case</text:span><text:span text:style-name="T13"> 3:</text:span></text:p>
      <text:p text:style-name="P12"><text:span text:style-name="T13"><text:tab/><text:tab/>out.println(</text:span><text:span text:style-name="T17">"Capital is Islamabad"</text:span><text:span text:style-name="T13">);</text:span></text:p>
      <text:p text:style-name="P12"><text:span text:style-name="T13"><text:tab/><text:tab/></text:span><text:span text:style-name="T19">break</text:span><text:span text:style-name="T13">;</text:span></text:p>
      <text:p text:style-name="P12"><text:span text:style-name="T13"><text:tab/> <text:s text:c="2"/></text:span><text:span text:style-name="T19">case</text:span><text:span text:style-name="T13"> 4:</text:span></text:p>
      <text:p text:style-name="P12"><text:span text:style-name="T13"><text:tab/><text:tab/>out.println(</text:span><text:span text:style-name="T17">"Capital is Paris"</text:span><text:span text:style-name="T13">);</text:span></text:p>
      <text:p text:style-name="P12"><text:span text:style-name="T13"><text:tab/><text:tab/></text:span><text:span text:style-name="T19">break</text:span><text:span text:style-name="T13">;</text:span></text:p>
      <text:p text:style-name="P12"><text:span text:style-name="T13"><text:tab/> <text:s text:c="2"/></text:span><text:span text:style-name="T19">case</text:span><text:span text:style-name="T13"> 5:</text:span></text:p>
      <text:p text:style-name="P12"><text:span text:style-name="T13"><text:tab/><text:tab/>out.println(</text:span><text:span text:style-name="T17">"Invalid Country"</text:span><text:span text:style-name="T13">);</text:span></text:p>
      <text:p text:style-name="P12"><text:span text:style-name="T13"><text:tab/><text:tab/></text:span><text:span text:style-name="T19">break</text:span><text:span text:style-name="T13">;}}</text:span></text:p>
      <text:p text:style-name="P18">%&gt;</text:p>
      <text:p text:style-name="P12"><text:span text:style-name="T1">&lt;/</text:span><text:span text:style-name="T7">body</text:span><text:span text:style-name="T1">&gt;</text:span></text:p>
      <text:p text:style-name="P12"><text:span text:style-name="T1">&lt;/</text:span><text:span text:style-name="T7">html</text:span><text:span text:style-name="T1">&gt;</text:span></text:p>
      <text:p text:style-name="P13"/>
      <text:p text:style-name="P3"/>
      <text:p text:style-name="P6"><text:span text:style-name="T23">6.</text:span><text:span text:style-name="T9">Create a web application :</text:span></text:p>
      <text:p text:style-name="P13">1.Create an index.jsp page.</text:p>
      <text:p text:style-name="P13">2.Add a country dropdown list with the following values in it . [NA , India , China , Pakistan , France]</text:p>
      <text:p text:style-name="P13">3.Add a submit button named "SHOW CITIES".</text:p>
      <text:p text:style-name="P13">4.When clicks SHOW CITIES show another drop down list with Cities corresponding to the Country Selected.</text:p>
      <text:p text:style-name="P13">Use control names as "country" and associated countryname_cities</text:p>
      <text:p text:style-name="P13">Note : Refer Sample Screens</text:p>
      <text:p text:style-name="P13"/>
      <text:p text:style-name="P13">Note : Use only JSP files for this application (Dont use Servlet or HTML). Because in JSP we can include HTML and Java Code together.</text:p>
      <text:p text:style-name="P13"><text:soft-page-break/>JSP is used for dynamic web pages..</text:p>
      <text:p text:style-name="P5"/>
      <text:p text:style-name="P3"><text:span text:style-name="T18">&lt;%@</text:span><text:span text:style-name="T9"> </text:span><text:span text:style-name="T7">page</text:span><text:span text:style-name="T9"> </text:span><text:span text:style-name="T11">language</text:span><text:span text:style-name="T13">=</text:span><text:span text:style-name="T15">"java"</text:span><text:span text:style-name="T9"> </text:span><text:span text:style-name="T11">contentType</text:span><text:span text:style-name="T13">=</text:span><text:span text:style-name="T15">"text/html; charset=ISO-8859-1"</text:span></text:p>
      <text:p text:style-name="P12"><text:span text:style-name="T9"><text:s text:c="4"/></text:span><text:span text:style-name="T11">pageEncoding</text:span><text:span text:style-name="T13">=</text:span><text:span text:style-name="T15">"ISO-8859-1"</text:span><text:span text:style-name="T18">%&gt;</text:span></text:p>
      <text:p text:style-name="P12"><text:span text:style-name="T1">&lt;!</text:span><text:span text:style-name="T7">DOCTYPE</text:span><text:span text:style-name="T9"> </text:span><text:span text:style-name="T1">html</text:span><text:span text:style-name="T9"> </text:span><text:span text:style-name="T21">PUBLIC</text:span><text:span text:style-name="T9"> </text:span><text:span text:style-name="T1">"-//W3C//DTD HTML 4.01 Transitional//EN"</text:span><text:span text:style-name="T9"> </text:span><text:span text:style-name="T22">"http://www.w3.org/TR/html4/loose.dtd"</text:span><text:span text:style-name="T1">&gt;</text:span></text:p>
      <text:p text:style-name="P12"><text:span text:style-name="T1">&lt;</text:span><text:span text:style-name="T7">html</text:span><text:span text:style-name="T1">&gt;</text:span></text:p>
      <text:p text:style-name="P12"><text:span text:style-name="T1">&lt;</text:span><text:span text:style-name="T7">head</text:span><text:span text:style-name="T1">&gt;</text:span></text:p>
      <text:p text:style-name="P12"><text:span text:style-name="T1">&lt;</text:span><text:span text:style-name="T7">meta</text:span><text:span text:style-name="T9"> </text:span><text:span text:style-name="T11">http-equiv</text:span><text:span text:style-name="T13">=</text:span><text:span text:style-name="T15">"Content-Type"</text:span><text:span text:style-name="T9"> </text:span><text:span text:style-name="T11">content</text:span><text:span text:style-name="T13">=</text:span><text:span text:style-name="T15">"text/html; charset=ISO-8859-1"</text:span><text:span text:style-name="T1">&gt;</text:span></text:p>
      <text:p text:style-name="P12"><text:span text:style-name="T1">&lt;</text:span><text:span text:style-name="T7">title</text:span><text:span text:style-name="T1">&gt;</text:span><text:span text:style-name="T13">Insert title here</text:span><text:span text:style-name="T1">&lt;/</text:span><text:span text:style-name="T7">title</text:span><text:span text:style-name="T1">&gt;</text:span></text:p>
      <text:p text:style-name="P12"><text:span text:style-name="T1">&lt;/</text:span><text:span text:style-name="T7">head</text:span><text:span text:style-name="T1">&gt;</text:span></text:p>
      <text:p text:style-name="P12"><text:span text:style-name="T1">&lt;</text:span><text:span text:style-name="T7">body</text:span><text:span text:style-name="T1">&gt;</text:span></text:p>
      <text:p text:style-name="P17">Hello JSP</text:p>
      <text:p text:style-name="P12"><text:span text:style-name="T1">&lt;</text:span><text:span text:style-name="T7">form</text:span><text:span text:style-name="T9"> <text:s/></text:span><text:span text:style-name="T11">action</text:span><text:span text:style-name="T13">=</text:span><text:span text:style-name="T15">"index.jsp"</text:span><text:span text:style-name="T1">&gt;</text:span></text:p>
      <text:p text:style-name="P12"><text:span text:style-name="T13">Enter Country</text:span><text:span text:style-name="T1">&lt;</text:span><text:span text:style-name="T7">select</text:span><text:span text:style-name="T9"> </text:span><text:span text:style-name="T11">name</text:span><text:span text:style-name="T13">=</text:span><text:span text:style-name="T15">"sel"</text:span><text:span text:style-name="T1">&gt;</text:span></text:p>
      <text:p text:style-name="P12"><text:span text:style-name="T1">&lt;</text:span><text:span text:style-name="T7">option</text:span><text:span text:style-name="T9"> </text:span><text:span text:style-name="T11">value</text:span><text:span text:style-name="T13">=</text:span><text:span text:style-name="T15">"1"</text:span><text:span text:style-name="T1">&gt;</text:span><text:span text:style-name="T13">India</text:span><text:span text:style-name="T1">&lt;/</text:span><text:span text:style-name="T7">option</text:span><text:span text:style-name="T1">&gt;</text:span></text:p>
      <text:p text:style-name="P12"><text:span text:style-name="T1">&lt;</text:span><text:span text:style-name="T7">option</text:span><text:span text:style-name="T9"> </text:span><text:span text:style-name="T11">value</text:span><text:span text:style-name="T13">=</text:span><text:span text:style-name="T15">"2"</text:span><text:span text:style-name="T1">&gt;</text:span><text:span text:style-name="T13">China</text:span><text:span text:style-name="T1">&lt;/</text:span><text:span text:style-name="T7">option</text:span><text:span text:style-name="T1">&gt;</text:span></text:p>
      <text:p text:style-name="P12"><text:span text:style-name="T1">&lt;</text:span><text:span text:style-name="T7">option</text:span><text:span text:style-name="T9"> </text:span><text:span text:style-name="T11">value</text:span><text:span text:style-name="T13">=</text:span><text:span text:style-name="T15">"3"</text:span><text:span text:style-name="T1">&gt;</text:span><text:span text:style-name="T13">Pakistan</text:span><text:span text:style-name="T1">&lt;/</text:span><text:span text:style-name="T7">option</text:span><text:span text:style-name="T1">&gt;</text:span></text:p>
      <text:p text:style-name="P12"><text:span text:style-name="T1">&lt;</text:span><text:span text:style-name="T7">option</text:span><text:span text:style-name="T9"> </text:span><text:span text:style-name="T11">value</text:span><text:span text:style-name="T13">=</text:span><text:span text:style-name="T15">"4"</text:span><text:span text:style-name="T1">&gt;</text:span><text:span text:style-name="T13">France</text:span><text:span text:style-name="T1">&lt;/</text:span><text:span text:style-name="T7">option</text:span><text:span text:style-name="T1">&gt;</text:span></text:p>
      <text:p text:style-name="P12"><text:span text:style-name="T1">&lt;</text:span><text:span text:style-name="T7">option</text:span><text:span text:style-name="T9"> </text:span><text:span text:style-name="T11">value</text:span><text:span text:style-name="T13">=</text:span><text:span text:style-name="T15">"5"</text:span><text:span text:style-name="T1">&gt;</text:span><text:span text:style-name="T13">NA</text:span><text:span text:style-name="T1">&lt;/</text:span><text:span text:style-name="T7">option</text:span><text:span text:style-name="T1">&gt;</text:span></text:p>
      <text:p text:style-name="P13"/>
      <text:p text:style-name="P12"><text:span text:style-name="T1">&lt;/</text:span><text:span text:style-name="T7">select</text:span><text:span text:style-name="T1">&gt;</text:span></text:p>
      <text:p text:style-name="P12"><text:span text:style-name="T1">&lt;</text:span><text:span text:style-name="T7">br</text:span><text:span text:style-name="T1">&gt;</text:span></text:p>
      <text:p text:style-name="P12"><text:span text:style-name="T1">&lt;</text:span><text:span text:style-name="T7">input</text:span><text:span text:style-name="T9"> </text:span><text:span text:style-name="T11">type</text:span><text:span text:style-name="T13">=</text:span><text:span text:style-name="T15">"Submit"</text:span><text:span text:style-name="T9"> </text:span><text:span text:style-name="T11">value</text:span><text:span text:style-name="T13">=</text:span><text:span text:style-name="T15">"Show Cities"</text:span><text:span text:style-name="T1">&gt;</text:span></text:p>
      <text:p text:style-name="P12"><text:span text:style-name="T1">&lt;/</text:span><text:span text:style-name="T7">form</text:span><text:span text:style-name="T1">&gt;</text:span></text:p>
      <text:p text:style-name="P13"/>
      <text:p text:style-name="P18">&lt;%</text:p>
      <text:p text:style-name="P12"><text:span text:style-name="T19">if</text:span><text:span text:style-name="T13"> (request.getParameter(</text:span><text:span text:style-name="T17">"sel"</text:span><text:span text:style-name="T13">) != </text:span><text:span text:style-name="T19">null</text:span><text:span text:style-name="T13">){</text:span></text:p>
      <text:p text:style-name="P12"><text:span text:style-name="T13"><text:tab/>String s=request.getParameter(</text:span><text:span text:style-name="T17">"sel"</text:span><text:span text:style-name="T13">);</text:span></text:p>
      <text:p text:style-name="P12"><text:span text:style-name="T13"><text:s text:c="4"/></text:span><text:span text:style-name="T19">int</text:span><text:span text:style-name="T13"> t=Integer.parseInt(s);</text:span></text:p>
      <text:p text:style-name="P12"><text:span text:style-name="T13"><text:tab/></text:span><text:span text:style-name="T19">switch</text:span><text:span text:style-name="T13">(t){</text:span></text:p>
      <text:p text:style-name="P12"><text:span text:style-name="T13"><text:tab/> <text:s text:c="2"/></text:span><text:span text:style-name="T19">case</text:span><text:span text:style-name="T13"> 1:</text:span></text:p>
      <text:p text:style-name="P12"><text:span text:style-name="T13"><text:tab/><text:tab/>out.print(</text:span><text:span text:style-name="T17">"Select Cities &lt;select&gt; &lt;option&gt; Chennai &lt;/option&gt;&lt;option&gt;Bangalore&lt;/option&gt;&lt;option&gt;Pune&lt;/option&gt;&lt;/select&gt;"</text:span><text:span text:style-name="T13">);</text:span></text:p>
      <text:p text:style-name="P12"><text:span text:style-name="T13"><text:tab/><text:tab/></text:span><text:span text:style-name="T19">break</text:span><text:span text:style-name="T13">;</text:span></text:p>
      <text:p text:style-name="P12"><text:span text:style-name="T13"><text:tab/> <text:s text:c="2"/></text:span><text:span text:style-name="T19">case</text:span><text:span text:style-name="T13"> 2:</text:span></text:p>
      <text:p text:style-name="P12"><text:span text:style-name="T13"><text:tab/><text:tab/>out.println(</text:span><text:span text:style-name="T17">"Select Cities &lt;select&gt; &lt;option&gt; <text:s/>Dalian &lt;/option&gt;&lt;option&gt;Nanjing&lt;/option&gt;&lt;option&gt;Wuhan&lt;/option&gt;&lt;/select&gt;"</text:span><text:span text:style-name="T13">);</text:span></text:p>
      <text:p text:style-name="P12"><text:span text:style-name="T13"><text:tab/><text:tab/></text:span><text:span text:style-name="T19">break</text:span><text:span text:style-name="T13">;</text:span></text:p>
      <text:p text:style-name="P12"><text:span text:style-name="T13"><text:tab/> <text:s text:c="2"/></text:span><text:span text:style-name="T19">case</text:span><text:span text:style-name="T13"> 3:</text:span></text:p>
      <text:p text:style-name="P12"><text:span text:style-name="T13"><text:tab/><text:tab/>out.println(</text:span><text:span text:style-name="T17">"Select Cities &lt;select&gt; &lt;option&gt; Karachi &lt;/option&gt;&lt;option&gt;Lahore&lt;/option&gt;&lt;option&gt;Faisalabad&lt;/option&gt;&lt;/select&gt;"</text:span><text:span text:style-name="T13">);</text:span></text:p>
      <text:p text:style-name="P12"><text:span text:style-name="T13"><text:tab/><text:tab/></text:span><text:span text:style-name="T19">break</text:span><text:span text:style-name="T13">;</text:span></text:p>
      <text:p text:style-name="P12"><text:span text:style-name="T13"><text:tab/> <text:s text:c="2"/></text:span><text:span text:style-name="T19">case</text:span><text:span text:style-name="T13"> 4:</text:span></text:p>
      <text:p text:style-name="P12"><text:span text:style-name="T13"><text:tab/><text:tab/>out.println(</text:span><text:span text:style-name="T17">"Select Cities &lt;select&gt; &lt;option&gt; Cannes &lt;/option&gt;&lt;option&gt;Marseille&lt;/option&gt;&lt;option&gt;Bordeaux&lt;/option&gt;&lt;/select&gt;"</text:span><text:span text:style-name="T13">);</text:span></text:p>
      <text:p text:style-name="P12"><text:span text:style-name="T13"><text:tab/><text:tab/></text:span><text:span text:style-name="T19">break</text:span><text:span text:style-name="T13">;</text:span></text:p>
      <text:p text:style-name="P12"><text:span text:style-name="T13"><text:tab/> <text:s text:c="2"/></text:span><text:span text:style-name="T19">case</text:span><text:span text:style-name="T13"> 5:</text:span></text:p>
      <text:p text:style-name="P12"><text:span text:style-name="T13"><text:tab/><text:tab/>out.println(</text:span><text:span text:style-name="T17">"Invalid Country"</text:span><text:span text:style-name="T13">);</text:span></text:p>
      <text:p text:style-name="P12"><text:span text:style-name="T13"><text:tab/><text:tab/></text:span><text:span text:style-name="T19">break</text:span><text:span text:style-name="T13">;}}</text:span></text:p>
      <text:p text:style-name="P18">%&gt;</text:p>
      <text:p text:style-name="P13"/>
      <text:p text:style-name="P12"><text:span text:style-name="T1">&lt;/</text:span><text:span text:style-name="T7">body</text:span><text:span text:style-name="T1">&gt;</text:span></text:p>
      <text:p text:style-name="P3"><text:span text:style-name="T1">&lt;/</text:span><text:span text:style-name="T7">html</text:span><text:span text:style-name="T1">&gt;</text:span></text:p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9"><text:span text:style-name="T3">7.</text:span><text:span text:style-name="T1">Create a web application :</text:span></text:p>
      <text:p text:style-name="P13">1.Create an index.jsp page.</text:p>
      <text:p text:style-name="P13">2.Add 2 buttons labeled CAR and BIKE and add an image control.</text:p>
      <text:p text:style-name="P13">3. When u click car button show the Car image inside the IMG control</text:p>
      <text:p text:style-name="P13">4. When u click bike button show the Bike image inside the IMG control</text:p>
      <text:p text:style-name="P13"/>
      <text:p text:style-name="P13">Both images are there in WebContent Folder. </text:p>
      <text:p text:style-name="P13"/>
      <text:p text:style-name="P13"/>
      <text:p text:style-name="P13"/>
      <text:p text:style-name="P13">Note : Refer Sample Screens</text:p>
      <text:p text:style-name="P13"/>
      <text:p text:style-name="P13">Note : Use only JSP files for this application (Dont use Servlet or HTML). Because in JSP we can include HTML and Java Code together.</text:p>
      <text:p text:style-name="P13">JSP is used for dynamic web pages..</text:p>
      <text:p text:style-name="P22"><text:s/></text:p>
      <text:p text:style-name="P22"/>
      <text:p text:style-name="P8"><text:span text:style-name="T18">&lt;%@</text:span><text:span text:style-name="T9"> </text:span><text:span text:style-name="T7">page</text:span><text:span text:style-name="T9"> </text:span><text:span text:style-name="T11">language</text:span><text:span text:style-name="T13">=</text:span><text:span text:style-name="T15">"java"</text:span><text:span text:style-name="T9"> </text:span><text:span text:style-name="T11">contentType</text:span><text:span text:style-name="T13">=</text:span><text:span text:style-name="T15">"text/html; charset=ISO-8859-1"</text:span></text:p>
      <text:p text:style-name="P12"><text:span text:style-name="T9"><text:s text:c="4"/></text:span><text:span text:style-name="T11">pageEncoding</text:span><text:span text:style-name="T13">=</text:span><text:span text:style-name="T15">"ISO-8859-1"</text:span><text:span text:style-name="T18">%&gt;</text:span></text:p>
      <text:p text:style-name="P12"><text:span text:style-name="T1">&lt;!</text:span><text:span text:style-name="T7">DOCTYPE</text:span><text:span text:style-name="T9"> </text:span><text:span text:style-name="T1">html</text:span><text:span text:style-name="T9"> </text:span><text:span text:style-name="T21">PUBLIC</text:span><text:span text:style-name="T9"> </text:span><text:span text:style-name="T1">"-//W3C//DTD HTML 4.01 Transitional//EN"</text:span><text:span text:style-name="T9"> </text:span><text:span text:style-name="T22">"http://www.w3.org/TR/html4/loose.dtd"</text:span><text:span text:style-name="T1">&gt;</text:span></text:p>
      <text:p text:style-name="P12"><text:span text:style-name="T1">&lt;</text:span><text:span text:style-name="T7">html</text:span><text:span text:style-name="T1">&gt;</text:span></text:p>
      <text:p text:style-name="P12"><text:span text:style-name="T1">&lt;</text:span><text:span text:style-name="T7">head</text:span><text:span text:style-name="T1">&gt;</text:span></text:p>
      <text:p text:style-name="P12"><text:span text:style-name="T1">&lt;</text:span><text:span text:style-name="T7">meta</text:span><text:span text:style-name="T9"> </text:span><text:span text:style-name="T11">http-equiv</text:span><text:span text:style-name="T13">=</text:span><text:span text:style-name="T15">"Content-Type"</text:span><text:span text:style-name="T9"> </text:span><text:span text:style-name="T11">content</text:span><text:span text:style-name="T13">=</text:span><text:span text:style-name="T15">"text/html; charset=ISO-8859-1"</text:span><text:span text:style-name="T1">&gt;</text:span></text:p>
      <text:p text:style-name="P12"><text:span text:style-name="T1">&lt;</text:span><text:span text:style-name="T7">title</text:span><text:span text:style-name="T1">&gt;</text:span><text:span text:style-name="T13">Insert title here</text:span><text:span text:style-name="T1">&lt;/</text:span><text:span text:style-name="T7">title</text:span><text:span text:style-name="T1">&gt;</text:span></text:p>
      <text:p text:style-name="P12"><text:span text:style-name="T1">&lt;/</text:span><text:span text:style-name="T7">head</text:span><text:span text:style-name="T1">&gt;</text:span></text:p>
      <text:p text:style-name="P12"><text:span text:style-name="T1">&lt;</text:span><text:span text:style-name="T7">body</text:span><text:span text:style-name="T1">&gt;</text:span></text:p>
      <text:p text:style-name="P12"><text:span text:style-name="T1">&lt;</text:span><text:span text:style-name="T7">form</text:span><text:span text:style-name="T1">&gt;</text:span></text:p>
      <text:p text:style-name="P12"><text:span text:style-name="T1">&lt;</text:span><text:span text:style-name="T7">input</text:span><text:span text:style-name="T9"> </text:span><text:span text:style-name="T11">type</text:span><text:span text:style-name="T13">=</text:span><text:span text:style-name="T15">"Submit"</text:span><text:span text:style-name="T9"> </text:span><text:span text:style-name="T11">value</text:span><text:span text:style-name="T13">=</text:span><text:span text:style-name="T15">"CAR"</text:span><text:span text:style-name="T9"> </text:span><text:span text:style-name="T11">name</text:span><text:span text:style-name="T13">=</text:span><text:span text:style-name="T15">"c"</text:span><text:span text:style-name="T1">&gt;</text:span></text:p>
      <text:p text:style-name="P12"><text:span text:style-name="T1">&lt;</text:span><text:span text:style-name="T7">input</text:span><text:span text:style-name="T9"> </text:span><text:span text:style-name="T11">type</text:span><text:span text:style-name="T13">=</text:span><text:span text:style-name="T15">"Submit"</text:span><text:span text:style-name="T9"> </text:span><text:span text:style-name="T11">value</text:span><text:span text:style-name="T13">=</text:span><text:span text:style-name="T15">"BIKE"</text:span><text:span text:style-name="T9"> </text:span><text:span text:style-name="T11">name</text:span><text:span text:style-name="T13">=</text:span><text:span text:style-name="T15">"b"</text:span><text:span text:style-name="T1">&gt;</text:span></text:p>
      <text:p text:style-name="P12"><text:span text:style-name="T1">&lt;/</text:span><text:span text:style-name="T7">form</text:span><text:span text:style-name="T1">&gt;</text:span></text:p>
      <text:p text:style-name="P18">&lt;%</text:p>
      <text:p text:style-name="P12"><text:span text:style-name="T19">if</text:span><text:span text:style-name="T13">(request.getParameter(</text:span><text:span text:style-name="T17">"c"</text:span><text:span text:style-name="T13">)!=</text:span><text:span text:style-name="T19">null</text:span><text:span text:style-name="T13">){</text:span><text:span text:style-name="T18">%&gt;</text:span></text:p>
      <text:p text:style-name="P12"><text:span text:style-name="T13"><text:tab/></text:span><text:span text:style-name="T1">&lt;</text:span><text:span text:style-name="T7">img</text:span><text:span text:style-name="T9"> </text:span><text:span text:style-name="T11">src</text:span><text:span text:style-name="T13">=</text:span><text:span text:style-name="T15">"car.jpg"</text:span><text:span text:style-name="T9"> </text:span><text:span text:style-name="T11">align</text:span><text:span text:style-name="T13">=</text:span><text:span text:style-name="T15">"left"</text:span><text:span text:style-name="T1">&gt;</text:span></text:p>
      <text:p text:style-name="P17"><text:tab/></text:p>
      <text:p text:style-name="P12"><text:span text:style-name="T18">&lt;%</text:span><text:span text:style-name="T13">}</text:span></text:p>
      <text:p text:style-name="P13"/>
      <text:p text:style-name="P12"><text:span text:style-name="T19">if</text:span><text:span text:style-name="T13">(request.getParameter(</text:span><text:span text:style-name="T17">"b"</text:span><text:span text:style-name="T13">)!=</text:span><text:span text:style-name="T19">null</text:span><text:span text:style-name="T13">){</text:span><text:span text:style-name="T18">%&gt;</text:span></text:p>
      <text:p text:style-name="P12"><text:span text:style-name="T13"><text:tab/></text:span><text:span text:style-name="T1">&lt;</text:span><text:span text:style-name="T7">img</text:span><text:span text:style-name="T9"> </text:span><text:span text:style-name="T11">src</text:span><text:span text:style-name="T13">=</text:span><text:span text:style-name="T15">"bike.jpg"</text:span><text:span text:style-name="T9"> </text:span><text:span text:style-name="T11">align</text:span><text:span text:style-name="T13">=</text:span><text:span text:style-name="T15">"left"</text:span><text:span text:style-name="T1">&gt;</text:span></text:p>
      <text:p text:style-name="P17"><text:tab/></text:p>
      <text:p text:style-name="P12"><text:span text:style-name="T18">&lt;%</text:span><text:span text:style-name="T13">} </text:span><text:span text:style-name="T18">%&gt;</text:span></text:p>
      <text:p text:style-name="P13"/>
      <text:p text:style-name="P7"><text:span text:style-name="T1">&lt;/</text:span><text:span text:style-name="T7">html</text:span><text:span text:style-name="T1">&gt;</text:span></text:p>
      <text:p text:style-name="P23"/>
      <text:p text:style-name="P24"/>
      <text:p text:style-name="P24"/>
      <text:p text:style-name="P24">8.Create a web application to create a jsp page named login.jsp with the given screen design.</text:p>
      <text:p text:style-name="P13">If the username and password is "sa" and "pass" </text:p>
      <text:p text:style-name="P13">If the use is valid go to Home.jsp page and display the Message </text:p>
      <text:p text:style-name="P13">Welcome User + username</text:p>
      <text:p text:style-name="P13">else</text:p>
      <text:p text:style-name="P13"><text:s/>Go to Error.jsp and Display </text:p>
      <text:p text:style-name="P13"><text:s/>" Invalid Credentials "</text:p>
      <text:p text:style-name="P13">Use control names as "username" and "password"</text:p>
      <text:p text:style-name="P13"><text:soft-page-break/></text:p>
      <text:p text:style-name="P13"/>
      <text:p text:style-name="P13">Note : Refer Sample Screens</text:p>
      <text:p text:style-name="P13"/>
      <text:p text:style-name="P13">Note : Use only JSP files for this application (Dont use Servlet or HTML). Because in JSP we can include HTML and Java Code together.</text:p>
      <text:p text:style-name="P13">JSP is used for dynamic web pages..</text:p>
      <text:p text:style-name="P24"/>
      <text:p text:style-name="P24"/>
      <text:p text:style-name="P11"><text:span text:style-name="T1">&lt;</text:span><text:span text:style-name="T6">body</text:span><text:span text:style-name="T1">&gt;</text:span></text:p>
      <text:p text:style-name="P12"><text:span text:style-name="T5">&lt;</text:span><text:span text:style-name="T8">form</text:span><text:span text:style-name="T14"> </text:span><text:span text:style-name="T12">action</text:span><text:span text:style-name="T14"> =</text:span><text:span text:style-name="T16">"login.jsp"</text:span><text:span text:style-name="T5">&gt;</text:span></text:p>
      <text:p text:style-name="P12"><text:span text:style-name="T13">Login Name </text:span><text:span text:style-name="T1">&lt;</text:span><text:span text:style-name="T7">input</text:span><text:span text:style-name="T9"> </text:span><text:span text:style-name="T11">type</text:span><text:span text:style-name="T13">=</text:span><text:span text:style-name="T15">"text"</text:span><text:span text:style-name="T9"> </text:span><text:span text:style-name="T11">name</text:span><text:span text:style-name="T13">=</text:span><text:span text:style-name="T15">"name"</text:span><text:span text:style-name="T1">&gt;</text:span><text:span text:style-name="T13"> </text:span><text:span text:style-name="T1">&lt;</text:span><text:span text:style-name="T7">br</text:span><text:span text:style-name="T1">&gt;</text:span></text:p>
      <text:p text:style-name="P12"><text:span text:style-name="T13">Password </text:span><text:span text:style-name="T1">&lt;</text:span><text:span text:style-name="T7">input</text:span><text:span text:style-name="T9"> </text:span><text:span text:style-name="T11">type</text:span><text:span text:style-name="T13">=</text:span><text:span text:style-name="T15">"password"</text:span><text:span text:style-name="T9"> </text:span><text:span text:style-name="T11">name</text:span><text:span text:style-name="T13">=</text:span><text:span text:style-name="T9"> </text:span><text:span text:style-name="T15">"pass"</text:span><text:span text:style-name="T1">&gt;&lt;</text:span><text:span text:style-name="T7">br</text:span><text:span text:style-name="T1">&gt;</text:span></text:p>
      <text:p text:style-name="P12"><text:span text:style-name="T13"><text:s/></text:span><text:span text:style-name="T1">&lt;</text:span><text:span text:style-name="T7">input</text:span><text:span text:style-name="T9"> </text:span><text:span text:style-name="T11">type</text:span><text:span text:style-name="T9"> </text:span><text:span text:style-name="T13">=</text:span><text:span text:style-name="T15">"submit"</text:span><text:span text:style-name="T9"> </text:span><text:span text:style-name="T11">value</text:span><text:span text:style-name="T13">=</text:span><text:span text:style-name="T15">"login"</text:span><text:span text:style-name="T1">&gt;</text:span></text:p>
      <text:p text:style-name="P12"><text:span text:style-name="T13"><text:s/></text:span><text:span text:style-name="T18">&lt;%</text:span></text:p>
      <text:p text:style-name="P13"/>
      <text:p text:style-name="P12"><text:span text:style-name="T13"><text:tab/></text:span><text:span text:style-name="T19">if</text:span><text:span text:style-name="T13">(request.getParameter(</text:span><text:span text:style-name="T17">"name"</text:span><text:span text:style-name="T13">)!=</text:span><text:span text:style-name="T19">null</text:span><text:span text:style-name="T13"> &amp;&amp; request.getParameter(</text:span><text:span text:style-name="T17">"pass"</text:span><text:span text:style-name="T13">) != </text:span><text:span text:style-name="T19">null</text:span><text:span text:style-name="T13"> ){</text:span></text:p>
      <text:p text:style-name="P17"><text:tab/><text:tab/></text:p>
      <text:p text:style-name="P12"><text:span text:style-name="T13"><text:tab/><text:tab/></text:span><text:span text:style-name="T19">if</text:span><text:span text:style-name="T13">(request.getParameter(</text:span><text:span text:style-name="T17">"name"</text:span><text:span text:style-name="T13">).equals(</text:span><text:span text:style-name="T17">"sa"</text:span><text:span text:style-name="T13">) &amp;&amp; request.getParameter(</text:span><text:span text:style-name="T17">"pass"</text:span><text:span text:style-name="T13">).equals(</text:span><text:span text:style-name="T17">"pass"</text:span><text:span text:style-name="T13">)){</text:span></text:p>
      <text:p text:style-name="P17"><text:tab/><text:tab/><text:tab/></text:p>
      <text:p text:style-name="P17"><text:tab/><text:tab/></text:p>
      <text:p text:style-name="P12"><text:span text:style-name="T13"><text:tab/><text:tab/>response.sendRedirect(</text:span><text:span text:style-name="T17">"home.jsp"</text:span><text:span text:style-name="T13">);}</text:span></text:p>
      <text:p text:style-name="P12"><text:span text:style-name="T13"><text:tab/></text:span><text:span text:style-name="T19">else</text:span><text:span text:style-name="T13"> {</text:span></text:p>
      <text:p text:style-name="P12"><text:span text:style-name="T13"><text:tab/><text:tab/>response.sendRedirect(</text:span><text:span text:style-name="T17">"error.jsp"</text:span><text:span text:style-name="T13">);</text:span></text:p>
      <text:p text:style-name="P17"><text:tab/>}}</text:p>
      <text:p text:style-name="P18">%&gt;</text:p>
      <text:p text:style-name="P17"><text:s/></text:p>
      <text:p text:style-name="P12"><text:span text:style-name="T1">&lt;/</text:span><text:span text:style-name="T6">body</text:span><text:span text:style-name="T1">&gt;</text:span></text:p>
      <text:p text:style-name="P10"><text:span text:style-name="T1">&lt;/</text:span><text:span text:style-name="T7">html</text:span><text:span text:style-name="T1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0:33:17.982000000</meta:creation-date>
    <dc:date>2019-06-10T17:33:07.365000000</dc:date>
    <meta:editing-duration>PT3H56M32S</meta:editing-duration>
    <meta:editing-cycles>3</meta:editing-cycles>
    <meta:generator>LibreOffice/5.1.5.2$Windows_X86_64 LibreOffice_project/7a864d8825610a8c07cfc3bc01dd4fce6a9447e5</meta:generator>
    <meta:document-statistic meta:table-count="0" meta:image-count="0" meta:object-count="0" meta:page-count="6" meta:paragraph-count="232" meta:word-count="1015" meta:character-count="8256" meta:non-whitespace-character-count="7187"/>
  </office:meta>
</office:document-meta>
</file>